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2700000027515845D69418D977.png" manifest:media-type="image/png"/>
  <manifest:file-entry manifest:full-path="Pictures/10000000000003C0000002D05C68BB8578113ED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fo:min-height="0cm" fo:padding-top="0cm" fo:padding-bottom="0cm" fo:padding-left="0cm" fo:padding-right="0cm"/>
    </style:style>
    <style:style style:name="gr3" style:family="graphic" style:parent-style-name="standard">
      <style:graphic-properties draw:stroke="none" draw:fill="none" fo:min-height="5.418cm"/>
    </style:style>
    <style:style style:name="gr4" style:family="graphic" style:parent-style-name="Default_5f_2">
      <style:graphic-properties draw:stroke="none" draw:fill="none" fo:min-height="38.1cm"/>
    </style:style>
    <style:style style:name="gr5" style:family="graphic" style:parent-style-name="Default_5f_2_5f_1">
      <style:graphic-properties draw:stroke="none" draw:fill="none" fo:min-height="15.49cm"/>
    </style:style>
    <style:style style:name="gr6" style:family="graphic" style:parent-style-name="Default_5f_2_5f_2">
      <style:graphic-properties draw:stroke="none" draw:fill="none" fo:min-height="38.1cm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_31__5f_Title_20_and_20_Content-title">
      <style:graphic-properties draw:stroke="none" svg:stroke-width="0cm" draw:fill="none" draw:textarea-vertical-align="top" draw:auto-grow-height="false" draw:fit-to-size="shrink-to-fit" style:shrink-to-fit="true" fo:min-height="3.181cm" fo:padding-top="0cm" fo:padding-bottom="0cm" fo:padding-left="0cm" fo:padding-right="0cm" fo:wrap-option="wrap"/>
    </style:style>
    <style:style style:name="pr7" style:family="presentation" style:parent-style-name="_31__5f_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8" style:family="presentation" style:parent-style-name="_31__5f_Title_20_and_20_Content-notes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9" style:family="presentation" style:parent-style-name="_31__5f_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_31__5f_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le_20_Only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2" style:family="presentation" style:parent-style-name="Title_20_Only-notes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3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0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  <style:text-properties fo:color="#ffffff" style:font-name="Calibri" fo:font-size="26pt" style:letter-kerning="true" style:font-name-asian="Droid Sans Fallback" style:font-size-asian="26pt" style:font-size-complex="26pt" fo:hyphenate="false"/>
    </style:style>
    <style:style style:name="P15" style:family="paragraph">
      <loext:graphic-properties draw:fill="none"/>
      <style:paragraph-properties fo:margin-left="0cm" fo:margin-right="0cm" fo:margin-top="0.226cm" fo:margin-bottom="0cm" fo:line-height="90%" fo:text-align="start" fo:text-indent="0cm" style:punctuation-wrap="hanging" style:writing-mode="lr-tb"/>
      <style:text-properties fo:color="#ffffff" style:font-name="Calibri" fo:font-size="26pt" style:font-size-asian="26pt" style:font-size-complex="26pt" fo:hyphenate="false"/>
    </style:style>
    <style:style style:name="P16" style:family="paragraph">
      <style:paragraph-properties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7" style:family="paragraph">
      <loext:graphic-properties draw:fill="none"/>
    </style:style>
    <style:style style:name="P18" style:family="paragraph"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9" style:family="paragraph">
      <style:paragraph-properties style:text-autospace="none"/>
    </style:style>
    <style:style style:name="T1" style:family="text">
      <style:text-properties fo:font-variant="normal" fo:text-transform="none" fo:color="#ffffb9" style:text-line-through-style="none" style:text-line-through-type="none" style:text-position="0% 100%" style:font-name="Calibri" fo:font-size="64pt" fo:letter-spacing="-0.052cm" fo:font-style="normal" style:text-underline-style="none" fo:font-weight="normal" style:font-size-asian="64pt" style:font-style-asian="normal" style:font-weight-asian="normal" style:font-name-complex="Arial" style:font-size-complex="6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" fo:font-size="5pt" fo:letter-spacing="normal" fo:font-style="normal" style:text-underline-style="none" fo:font-weight="normal" style:font-name-asian="+mn-ea" style:font-size-asian="5pt" style:font-style-asian="normal" style:font-weight-asian="normal" style:font-name-complex="+mn-cs" style:font-size-complex="5pt" style:font-style-complex="normal" style:font-weight-complex="normal"/>
    </style:style>
    <style:style style:name="T5" style:family="text">
      <style:text-properties fo:font-variant="normal" fo:text-transform="none" fo:color="#ffffb9" style:text-line-through-style="none" style:text-line-through-type="none" style:text-position="0% 100%" style:font-name="Calibri" fo:font-size="48pt" fo:letter-spacing="-0.052cm" fo:font-style="normal" style:text-underline-style="none" fo:font-weight="norm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6" style:family="text">
      <style:text-properties fo:font-variant="normal" fo:text-transform="none" fo:color="#ffffb9" style:text-line-through-style="none" style:text-line-through-type="none" style:text-position="0% 100%" style:font-name="Calibri" fo:font-size="36pt" fo:letter-spacing="-0.052cm" fo:font-style="normal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variant="normal" fo:text-transform="none" fo:color="#ffffb9" style:text-line-through-style="none" style:text-line-through-type="none" style:text-position="0% 100%" style:font-name="Calibri" fo:letter-spacing="-0.052cm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9" style:family="text">
      <style:text-properties fo:color="#ffff66" style:font-name="Liberation Mono"/>
    </style:style>
    <style:style style:name="T10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1" style:family="text">
      <style:text-properties fo:color="#ffffb9" style:font-name="Calibri" fo:letter-spacing="-0.052cm" style:font-name-complex="Arial"/>
    </style:style>
    <style:style style:name="T12" style:family="text">
      <style:text-properties fo:color="#ffff66" style:font-name="Liberation Mono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2700000027515845D69418D977.png" xlink:type="simple" xlink:show="embed" xlink:actuate="onLoad">
        <style:list-level-properties text:space-before="0.001cm" text:min-label-width="1.101cm" style:vertical-pos="middle" style:vertical-rel="line" fo:width="0.903cm" fo:height="0.903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21.338cm" svg:height="4.231cm" svg:x="2.028cm" svg:y="5.292cm" presentation:class="title" presentation:user-transformed="true">
          <draw:text-box>
            <text:p text:style-name="P1"><text:span text:style-name="T1">BDGMM 2018</text:span><text:span text:style-name="T1"><text:line-break/></text:span><text:span text:style-name="T1">Hackathon Report</text:span></text:p>
          </draw:text-box>
        </draw:frame>
        <draw:frame draw:name="Subtitle 2" presentation:style-name="pr2" draw:text-style-name="P4" draw:layer="layout" svg:width="21.338cm" svg:height="4.016cm" svg:x="2.028cm" svg:y="12.069cm" presentation:class="subtitle" presentation:user-transformed="true">
          <draw:text-box>
            <text:p text:style-name="P3"><text:span text:style-name="T2">Linuxy</text:span></text:p>
            <text:p text:style-name="P3"><text:span text:style-name="T2">Roger Duthie, Tobias Weber</text:span></text:p>
            <text:p text:style-name="P3"><text:span text:style-name="T2">March 19, 2018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1" presentation:class="page"/>
          <draw:frame draw:name="Notes Placeholder 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4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4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23">23/03/18</text:date></text:span><text:span text:style-name="T3"><text:s/></text:span><text:span text:style-name="T3"><text:time style:data-style-name="T1" text:time-value="00:00:00">16:39:27</text:time></text:span></text:p>
            </draw:text-box>
          </draw:frame>
          <draw:frame draw:name="Footer Placeholder 5" presentation:style-name="pr5" draw:text-style-name="P6" draw:layer="layout" svg:width="17.144cm" svg:height="1.269cm" svg:x="0cm" svg:y="24.126cm" presentation:class="footer" presentation:user-transformed="true">
            <draw:text-box>
              <text:p text:style-name="P8"><text:span text:style-name="T4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4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4"><text:line-break/></text:span><text:span text:style-name="T4">MICROSOFT MAKES NO WARRANTIES, EXPRESS, IMPLIED OR STATUTORY, AS TO THE INFORMATION IN THIS PRESENTATION.</text:span></text:p>
              <text:p text:style-name="P8"><text:span text:style-name="T4"/></text:p>
            </draw:text-box>
          </draw:frame>
          <draw:frame draw:name="Slide Number Placeholder 6" presentation:style-name="pr5" draw:text-style-name="P6" draw:layer="layout" svg:width="1.9cm" svg:height="1.269cm" svg:x="17.145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BDGMM2018 Hackathon Report&#10;Technical Approach (40 pts)" draw:style-name="dp1" draw:master-page-name="_31__5f_Title_20_and_20_Content" xml:id="id2" draw:id="id2">
        <office:forms form:automatic-focus="false" form:apply-design-mode="false"/>
        <draw:frame draw:name="Title 1" presentation:style-name="pr6" draw:text-style-name="P9" draw:layer="layout" svg:width="23.282cm" svg:height="3.231cm" svg:x="1.058cm" svg:y="0.639cm" presentation:class="title" presentation:user-transformed="true">
          <draw:text-box>
            <text:p text:style-name="P1"><text:span text:style-name="T5">BDGMM2018 Hackathon Report</text:span><text:span text:style-name="T5"><text:line-break/></text:span><text:span text:style-name="T6">Technical Approach (40 pts)</text:span></text:p>
          </draw:text-box>
        </draw:frame>
        <draw:frame draw:name="Text Placeholder 2" presentation:style-name="pr7" draw:text-style-name="P13" draw:layer="layout" svg:width="23.282cm" svg:height="12.908cm" svg:x="1.094cm" svg:y="5.292cm" presentation:class="outline" presentation:user-transformed="true">
          <draw:text-box>
            <text:list text:style-name="L3">
              <text:list-item>
                <text:p text:style-name="P10"><text:span text:style-name="T2">All data from all sensors, at all locations, providing:</text:span></text:p>
                <text:list>
                  <text:list-item>
                    <text:p text:style-name="P11"><text:span text:style-name="T2">Temperature</text:span></text:p>
                  </text:list-item>
                  <text:list-item>
                    <text:p text:style-name="P11"><text:span text:style-name="T2">AirTemperature</text:span></text:p>
                  </text:list-item>
                  <text:list-item>
                    <text:p text:style-name="P11"><text:span text:style-name="T2">RoomTemperature</text:span></text:p>
                  </text:list-item>
                </text:list>
              </text:list-item>
              <text:list-item>
                <text:p text:style-name="P11"><text:span text:style-name="T2">Data for the entirety of February 2018 was obtained for this set</text:span></text:p>
              </text:list-item>
            </text:list>
            <text:p text:style-name="P12"><text:span text:style-name="T2"><text:line-break/></text:span><text:span text:style-name="T2"/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2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9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9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23">23/03/18</text:date></text:span><text:span text:style-name="T3"><text:s/></text:span><text:span text:style-name="T3"><text:time style:data-style-name="T1" text:time-value="00:00:00">16:39:28</text:time></text:span></text:p>
            </draw:text-box>
          </draw:frame>
          <draw:frame draw:name="Footer Placeholder 5" presentation:style-name="pr10" draw:text-style-name="P6" draw:layer="layout" svg:width="8.254cm" svg:height="1.269cm" svg:x="0cm" svg:y="24.126cm" presentation:class="footer" presentation:user-transformed="true">
            <draw:text-box>
              <text:p text:style-name="P8"><text:span text:style-name="T3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3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3"><text:line-break/></text:span><text:span text:style-name="T3">MICROSOFT MAKES NO WARRANTIES, EXPRESS, IMPLIED OR STATUTORY, AS TO THE INFORMATION IN THIS PRESENTATION.</text:span></text:p>
              <text:p text:style-name="P8"><text:span text:style-name="T3"/></text:p>
            </draw:text-box>
          </draw:frame>
          <draw:frame draw:name="Slide Number Placeholder 6" presentation:style-name="pr10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BDGMM2018 Hackathon Report&#10;Technical Approach (40 pts)" draw:style-name="dp1" draw:master-page-name="_31__5f_Title_20_and_20_Content" xml:id="id3" draw:id="id3">
        <office:forms form:automatic-focus="false" form:apply-design-mode="false"/>
        <draw:frame draw:name="Title 1" presentation:style-name="pr6" draw:text-style-name="P9" draw:layer="layout" svg:width="23.282cm" svg:height="3.231cm" svg:x="1.058cm" svg:y="0.639cm" presentation:class="title" presentation:user-transformed="true">
          <draw:text-box>
            <text:p text:style-name="P1"><text:span text:style-name="T5">BDGMM2018 Hackathon Report</text:span><text:span text:style-name="T5"><text:line-break/></text:span><text:span text:style-name="T6">Technical Approach (40 pts)</text:span></text:p>
          </draw:text-box>
        </draw:frame>
        <draw:frame draw:name="Text Placeholder 2" presentation:style-name="pr7" draw:text-style-name="P13" draw:layer="layout" svg:width="23.282cm" svg:height="13.108cm" svg:x="1.094cm" svg:y="5.292cm" presentation:class="outline" presentation:user-transformed="true">
          <draw:text-box>
            <text:list text:style-name="L3">
              <text:list-item>
                <text:p text:style-name="P10"><text:span text:style-name="T2">The goal was to look at the time-dependence of local temperature gradients.</text:span></text:p>
              </text:list-item>
              <text:list-item>
                <text:p text:style-name="P10"><text:span text:style-name="T2">Without information on what the sensor was (e.g. internal/external), the temperatures would be compared to each other dependent proximity: the max temperature gradient, at least, would be interesting; also, median, and other stats could be obtained</text:span><text:span text:style-name="T2"><text:line-break/></text:span><text:span text:style-name="T2"/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3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9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9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23">23/03/18</text:date></text:span><text:span text:style-name="T3"><text:s/></text:span><text:span text:style-name="T3"><text:time style:data-style-name="T1" text:time-value="00:00:00">16:39:28</text:time></text:span></text:p>
            </draw:text-box>
          </draw:frame>
          <draw:frame draw:name="Footer Placeholder 5" presentation:style-name="pr10" draw:text-style-name="P6" draw:layer="layout" svg:width="8.254cm" svg:height="1.269cm" svg:x="0cm" svg:y="24.126cm" presentation:class="footer" presentation:user-transformed="true">
            <draw:text-box>
              <text:p text:style-name="P8"><text:span text:style-name="T3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3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3"><text:line-break/></text:span><text:span text:style-name="T3">MICROSOFT MAKES NO WARRANTIES, EXPRESS, IMPLIED OR STATUTORY, AS TO THE INFORMATION IN THIS PRESENTATION.</text:span></text:p>
              <text:p text:style-name="P8"><text:span text:style-name="T3"/></text:p>
            </draw:text-box>
          </draw:frame>
          <draw:frame draw:name="Slide Number Placeholder 6" presentation:style-name="pr10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BDGMM2018 Hackathon Report&#10;Novelty (40 pts)" draw:style-name="dp1" draw:master-page-name="_31__5f_Title_20_and_20_Content" xml:id="id4" draw:id="id4">
        <office:forms form:automatic-focus="false" form:apply-design-mode="false"/>
        <draw:frame draw:name="Title 1" presentation:style-name="pr6" draw:text-style-name="P9" draw:layer="layout" svg:width="23.282cm" svg:height="3.231cm" svg:x="1.058cm" svg:y="0.639cm" presentation:class="title" presentation:user-transformed="true">
          <draw:text-box>
            <text:p text:style-name="P1"><text:span text:style-name="T5">BDGMM2018 Hackathon Report</text:span><text:span text:style-name="T5"><text:line-break/></text:span><text:span text:style-name="T6">Novelty (40 pts)</text:span></text:p>
          </draw:text-box>
        </draw:frame>
        <draw:frame draw:name="Text Placeholder 2" presentation:style-name="pr7" draw:text-style-name="P13" draw:layer="layout" svg:width="23.282cm" svg:height="12.908cm" svg:x="1.094cm" svg:y="5.292cm" presentation:class="outline" presentation:user-transformed="true">
          <draw:text-box>
            <text:list text:style-name="L3">
              <text:list-item>
                <text:p text:style-name="P10"><text:span text:style-name="T2">The initial vision was to look at temperature gradients between internal and external sensors in smart building testbeds.</text:span></text:p>
              </text:list-item>
              <text:list-item>
                <text:p text:style-name="P10"><text:span text:style-name="T2">Without information on the type of sensor, a comparison of temperatures can still be made based on a proximity parameter</text:span></text:p>
              </text:list-item>
              <text:list-item>
                <text:p text:style-name="P10"><text:span text:style-name="T2">In the simplest case +/- lat, long, but a more sophisticated evaluation could be made, given projection to linear distance.</text:span><text:span text:style-name="T2"><text:line-break/></text:span><text:span text:style-name="T2"><text:line-break/></text:span><text:span text:style-name="T2"/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4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9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9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23">23/03/18</text:date></text:span><text:span text:style-name="T3"><text:s/></text:span><text:span text:style-name="T3"><text:time style:data-style-name="T1" text:time-value="00:00:00">16:39:28</text:time></text:span></text:p>
            </draw:text-box>
          </draw:frame>
          <draw:frame draw:name="Footer Placeholder 5" presentation:style-name="pr10" draw:text-style-name="P6" draw:layer="layout" svg:width="8.254cm" svg:height="1.269cm" svg:x="0cm" svg:y="24.126cm" presentation:class="footer" presentation:user-transformed="true">
            <draw:text-box>
              <text:p text:style-name="P8"><text:span text:style-name="T3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3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3"><text:line-break/></text:span><text:span text:style-name="T3">MICROSOFT MAKES NO WARRANTIES, EXPRESS, IMPLIED OR STATUTORY, AS TO THE INFORMATION IN THIS PRESENTATION.</text:span></text:p>
              <text:p text:style-name="P8"><text:span text:style-name="T3"/></text:p>
            </draw:text-box>
          </draw:frame>
          <draw:frame draw:name="Slide Number Placeholder 6" presentation:style-name="pr10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BDGMM2018 Hackathon Report&#10;Novelty (40 pts)" draw:style-name="dp1" draw:master-page-name="_31__5f_Title_20_and_20_Content" xml:id="id5" draw:id="id5">
        <office:forms form:automatic-focus="false" form:apply-design-mode="false"/>
        <draw:frame draw:name="Title 1" presentation:style-name="pr6" draw:text-style-name="P9" draw:layer="layout" svg:width="23.282cm" svg:height="3.231cm" svg:x="1.058cm" svg:y="0.639cm" presentation:class="title" presentation:user-transformed="true">
          <draw:text-box>
            <text:p text:style-name="P1"><text:span text:style-name="T5">BDGMM2018 Hackathon Report</text:span><text:span text:style-name="T5"><text:line-break/></text:span><text:span text:style-name="T6">Novelty (40 pts)</text:span></text:p>
          </draw:text-box>
        </draw:frame>
        <draw:frame draw:name="Text Placeholder 2" presentation:style-name="pr7" draw:text-style-name="P13" draw:layer="layout" svg:width="23.282cm" svg:height="12.708cm" svg:x="1.094cm" svg:y="5.292cm" presentation:class="outline" presentation:user-transformed="true">
          <draw:text-box>
            <text:list text:style-name="L3">
              <text:list-item>
                <text:p text:style-name="P10"><text:span text:style-name="T2">A two-person team, working in parallel</text:span></text:p>
              </text:list-item>
              <text:list-item>
                <text:p text:style-name="P10"><text:span text:style-name="T2">One of us worked on obtaining data from the platform, using Python</text:span></text:p>
              </text:list-item>
              <text:list-item>
                <text:p text:style-name="P10"><text:span text:style-name="T2">The other worked on visualisation of the data, using Javascript, based on a dummy dataset as the expected output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5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9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9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23">23/03/18</text:date></text:span><text:span text:style-name="T3"><text:s/></text:span><text:span text:style-name="T3"><text:time style:data-style-name="T1" text:time-value="00:00:00">16:39:28</text:time></text:span></text:p>
            </draw:text-box>
          </draw:frame>
          <draw:frame draw:name="Footer Placeholder 5" presentation:style-name="pr10" draw:text-style-name="P6" draw:layer="layout" svg:width="8.254cm" svg:height="1.269cm" svg:x="0cm" svg:y="24.126cm" presentation:class="footer" presentation:user-transformed="true">
            <draw:text-box>
              <text:p text:style-name="P8"><text:span text:style-name="T3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3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3"><text:line-break/></text:span><text:span text:style-name="T3">MICROSOFT MAKES NO WARRANTIES, EXPRESS, IMPLIED OR STATUTORY, AS TO THE INFORMATION IN THIS PRESENTATION.</text:span></text:p>
              <text:p text:style-name="P8"><text:span text:style-name="T3"/></text:p>
            </draw:text-box>
          </draw:frame>
          <draw:frame draw:name="Slide Number Placeholder 6" presentation:style-name="pr10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BDGMM2018 Hackathon Report&#10;Results (20 pts)" draw:style-name="dp1" draw:master-page-name="_31__5f_Title_20_and_20_Content" xml:id="id6" draw:id="id6">
        <office:forms form:automatic-focus="false" form:apply-design-mode="false"/>
        <draw:frame draw:name="Title 1" presentation:style-name="pr6" draw:text-style-name="P9" draw:layer="layout" svg:width="23.282cm" svg:height="3.231cm" svg:x="1.058cm" svg:y="0.639cm" presentation:class="title" presentation:user-transformed="true">
          <draw:text-box>
            <text:p text:style-name="P1"><text:span text:style-name="T5">BDGMM2018 Hackathon Report</text:span><text:span text:style-name="T5"><text:line-break/></text:span><text:span text:style-name="T6">Results (20 pts)</text:span></text:p>
          </draw:text-box>
        </draw:frame>
        <draw:frame draw:name="Text Placeholder 2" presentation:style-name="pr7" draw:text-style-name="P13" draw:layer="layout" svg:width="23.282cm" svg:height="12.508cm" svg:x="1.094cm" svg:y="5.292cm" presentation:class="outline" presentation:user-transformed="true">
          <draw:text-box>
            <text:list text:style-name="L3">
              <text:list-item>
                <text:p text:style-name="P10"><text:span text:style-name="T2">Concrete output:</text:span></text:p>
                <text:list>
                  <text:list-item>
                    <text:p text:style-name="P11"><text:span text:style-name="T2">A list of relevant sensors with lat long locations</text:span></text:p>
                  </text:list-item>
                  <text:list-item>
                    <text:p text:style-name="P11"><text:span text:style-name="T2">Sets of data files in 6 hour time ranges for all sensors</text:span></text:p>
                  </text:list-item>
                </text:list>
              </text:list-item>
              <text:list-item>
                <text:p text:style-name="P11"><text:span text:style-name="T2">Interactive tabulation of data</text:span></text:p>
              </text:list-item>
              <text:list-item>
                <text:p text:style-name="P11"><text:span text:style-name="T2">Python scripts to construct FIESTA queries</text:span></text:p>
              </text:list-item>
              <text:list-item>
                <text:p text:style-name="P11"><text:span text:style-name="T2">Javascript visualisation code to inspect data</text:span><text:span text:style-name="T2"><text:line-break/></text:span><text:span text:style-name="T2"/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6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9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9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23">23/03/18</text:date></text:span><text:span text:style-name="T3"><text:s/></text:span><text:span text:style-name="T3"><text:time style:data-style-name="T1" text:time-value="00:00:00">16:39:28</text:time></text:span></text:p>
            </draw:text-box>
          </draw:frame>
          <draw:frame draw:name="Footer Placeholder 5" presentation:style-name="pr10" draw:text-style-name="P6" draw:layer="layout" svg:width="8.254cm" svg:height="1.269cm" svg:x="0cm" svg:y="24.126cm" presentation:class="footer" presentation:user-transformed="true">
            <draw:text-box>
              <text:p text:style-name="P8"><text:span text:style-name="T3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3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3"><text:line-break/></text:span><text:span text:style-name="T3">MICROSOFT MAKES NO WARRANTIES, EXPRESS, IMPLIED OR STATUTORY, AS TO THE INFORMATION IN THIS PRESENTATION.</text:span></text:p>
              <text:p text:style-name="P8"><text:span text:style-name="T3"/></text:p>
            </draw:text-box>
          </draw:frame>
          <draw:frame draw:name="Slide Number Placeholder 6" presentation:style-name="pr10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BDGMM2018 Hackathon Report&#10;Results (20 pts)" draw:style-name="dp1" draw:master-page-name="_31__5f_Title_20_and_20_Content" xml:id="id7" draw:id="id7">
        <office:forms form:automatic-focus="false" form:apply-design-mode="false"/>
        <draw:frame draw:name="Title 1" presentation:style-name="pr6" draw:text-style-name="P9" draw:layer="layout" svg:width="23.282cm" svg:height="3.231cm" svg:x="1.058cm" svg:y="0.639cm" presentation:class="title" presentation:user-transformed="true">
          <draw:text-box>
            <text:p text:style-name="P1"><text:span text:style-name="T5">BDGMM2018 Hackathon Report</text:span><text:span text:style-name="T5"><text:line-break/></text:span><text:span text:style-name="T6">Results (20 pts)</text:span></text:p>
          </draw:text-box>
        </draw:frame>
        <draw:frame draw:name="Text Placeholder 2" presentation:style-name="pr7" draw:text-style-name="P13" draw:layer="layout" svg:width="23.282cm" svg:height="9.312cm" svg:x="1.094cm" svg:y="5.292cm" presentation:class="outline" presentation:user-transformed="true">
          <draw:text-box>
            <text:list text:style-name="L3">
              <text:list-item>
                <text:p text:style-name="P10"><text:span text:style-name="T2">Interactive visualisation of data:</text:span></text:p>
              </text:list-item>
              <text:list-item>
                <text:p text:style-name="P10"><text:span text:style-name="T2">CSV files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7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9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9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23">23/03/18</text:date></text:span><text:span text:style-name="T3"><text:s/></text:span><text:span text:style-name="T3"><text:time style:data-style-name="T1" text:time-value="00:00:00">16:39:28</text:time></text:span></text:p>
            </draw:text-box>
          </draw:frame>
          <draw:frame draw:name="Footer Placeholder 5" presentation:style-name="pr10" draw:text-style-name="P6" draw:layer="layout" svg:width="8.254cm" svg:height="1.269cm" svg:x="0cm" svg:y="24.126cm" presentation:class="footer" presentation:user-transformed="true">
            <draw:text-box>
              <text:p text:style-name="P8"><text:span text:style-name="T3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3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3"><text:line-break/></text:span><text:span text:style-name="T3">MICROSOFT MAKES NO WARRANTIES, EXPRESS, IMPLIED OR STATUTORY, AS TO THE INFORMATION IN THIS PRESENTATION.</text:span></text:p>
              <text:p text:style-name="P8"><text:span text:style-name="T3"/></text:p>
            </draw:text-box>
          </draw:frame>
          <draw:frame draw:name="Slide Number Placeholder 6" presentation:style-name="pr10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Bar Chart Example" draw:style-name="dp1" draw:master-page-name="Title_20_Only" presentation:presentation-page-layout-name="AL2T19" xml:id="id8" draw:id="id8">
        <office:forms form:automatic-focus="false" form:apply-design-mode="false"/>
        <draw:frame draw:name="Title 1" presentation:style-name="pr11" draw:text-style-name="P9" draw:layer="layout" svg:width="23.282cm" svg:height="1.846cm" svg:x="1.058cm" svg:y="0.639cm" presentation:class="title" presentation:user-transformed="true">
          <draw:text-box>
            <text:p text:style-name="P1"><text:span text:style-name="T5">Visualisation</text:span></text:p>
          </draw:text-box>
        </draw:frame>
        <draw:frame draw:style-name="gr2" draw:text-style-name="P15" draw:layer="layout" svg:width="25.901cm" svg:height="14.366cm" svg:x="0.363cm" svg:y="2.679cm">
          <draw:text-box>
            <text:p text:style-name="P14">Our visualisation using D3:</text:p>
            <text:list text:style-name="L1">
              <text:list-item>
                <text:p text:style-name="P14"><text:a xlink:href="http://tobias.weber.userweb.mwn.de/prototype/visualize" xlink:type="simple">tobias.weber.userweb.mwn.de/prototype/visualize</text:a></text:p>
              </text:list-item>
            </text:list>
            <text:p text:style-name="P14"/>
            <text:p text:style-name="P14">What could be done with the data given more time (note: this does not use the FIESTA dataset):</text:p>
            <text:list text:continue-numbering="true" text:style-name="L1">
              <text:list-item>
                <text:p text:style-name="P14"><text:a xlink:href="http://web.research.lrz.de/" xlink:type="simple">http://web.research.lrz.de</text:a></text:p>
              </text:list-item>
            </text:list>
            <text:p text:style-name="P14"/>
            <text:p text:style-name="P14">We envisaged that the data could be mapped, filtered, sliced, etc., based on lat/long, type, proximity to other sensors, temperature gradients…</text:p>
            <text:p text:style-name="P14"/>
            <text:p text:style-name="P14">The code and data are in the GitHub repo here:</text:p>
            <text:list text:continue-numbering="true" text:style-name="L1">
              <text:list-item>
                <text:p text:style-name="P14"><text:span text:style-name="T7"><text:a xlink:href="https://github.com/rogie-bas/bdgmm-hackathon-berlin-2018" xlink:type="simple">https://github.com/rogie-bas/bdgmm-hackathon-berlin-2018</text:a>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8" presentation:class="page"/>
          <draw:frame draw:name="Notes Placeholder 2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3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9" draw:style-name="dp1" draw:master-page-name="Title_20_Only" presentation:presentation-page-layout-name="AL2T19" xml:id="id9" draw:id="id9">
        <office:forms form:automatic-focus="false" form:apply-design-mode="false"/>
        <draw:frame draw:style-name="gr3" draw:text-style-name="P17" draw:layer="layout" svg:width="20.135cm" svg:height="11.955cm" svg:x="0.618cm" svg:y="0.49cm">
          <draw:text-box>
            <text:p><text:span text:style-name="T8">Appendix – SPARQL query to return all sensors’ </text:span></text:p>
            <text:p><text:span text:style-name="T8">IRI/Lat/Long/Type </text:span></text:p>
            <text:p><text:span text:style-name="T8">for sensor type= {Temperature, AirTemperature, RoomTemperature}</text:span></text:p>
            <text:p><text:span text:style-name="T8"/></text:p>
            <text:p text:style-name="P16"><text:span text:style-name="T9">PREFIX iot-lite: &lt;http://purl.oclc.org/NET/UNIS/fiware/iot-lite#&gt;</text:span></text:p>
            <text:p text:style-name="P16"><text:span text:style-name="T9">PREFIX m3-lite: &lt;http://purl.org/iot/vocab/m3-lite#&gt;</text:span></text:p>
            <text:p text:style-name="P16"><text:span text:style-name="T9">PREFIX ssn: &lt;http://purl.oclc.org/NET/ssnx/ssn#&gt;</text:span></text:p>
            <text:p text:style-name="P16"><text:span text:style-name="T9">PREFIX geo: &lt;http://www.w3.org/2003/01/geo/wgs84_pos#&gt;</text:span></text:p>
            <text:p text:style-name="P16"><text:span text:style-name="T9">PREFIX xsd: &lt;http://www.w3.org/2001/XMLSchema#&gt;</text:span></text:p>
            <text:p text:style-name="P16"><text:span text:style-name="T9">PREFIX rdfs: &lt;http://www.w3.org/2000/01/rdf-schema#&gt;</text:span></text:p>
            <text:p text:style-name="P16"><text:span text:style-name="T9">PREFIX dul: <text:s/>&lt;http://www.loa.istc.cnr.it/ontologies/DUL.owl#&gt;</text:span></text:p>
            <text:p text:style-name="P16"><text:span text:style-name="T9">PREFIX time: &lt;http://www.w3.org/2006/time#&gt;</text:span></text:p>
            <text:p text:style-name="P16"><text:span text:style-name="T9">PREFIX sics: &lt;http://smart-ics.ee.surrey.ac.uk/fiesta-iot#&gt;</text:span></text:p>
            <text:p text:style-name="P16"><text:span text:style-name="T9">PREFIX rdf: &lt;http://www.w3.org/1999/02/22-rdf-syntax-ns#&gt;</text:span></text:p>
            <text:p text:style-name="P16"><text:span text:style-name="T9">SELECT DISTINCT ?sensingDevice ?lat ?long ?qk</text:span></text:p>
            <text:p text:style-name="P16"><text:span text:style-name="T9">WHERE {</text:span></text:p>
            <text:p text:style-name="P16"><text:span text:style-name="T9">?sensingDevice iot-lite:hasQuantityKind/rdf:type ?qk .</text:span></text:p>
            <text:p text:style-name="P16"><text:span text:style-name="T9">values ?qk {m3-lite:Temperature m3-lite:AirTemperature m3-lite:RoomTemperature} .</text:span></text:p>
            <text:p text:style-name="P16"><text:span text:style-name="T9">?sensingDevice iot-lite:isSubSystemOf ?device .</text:span></text:p>
            <text:p text:style-name="P16"><text:span text:style-name="T9">?device a ssn:Device .</text:span></text:p>
            <text:p text:style-name="P16"><text:span text:style-name="T9">?device ssn:onPlatform ?platform .</text:span></text:p>
            <text:p text:style-name="P16"><text:span text:style-name="T9">?platform geo:location ?point .</text:span></text:p>
            <text:p text:style-name="P16"><text:span text:style-name="T9">?point geo:lat ?lat .</text:span></text:p>
            <text:p text:style-name="P16"><text:span text:style-name="T9">?point geo:long ?long .</text:span></text:p>
            <text:p text:style-name="P16"><text:span text:style-name="T9">}</text:span></text:p>
            <text:p text:style-name="P16"><text:span text:style-name="T9">ORDER BY ASC(?long)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Slide Image Placeholder 1" draw:style-name="gr1" draw:layer="layout" svg:width="12.699cm" svg:height="9.524cm" svg:x="3.175cm" svg:y="1.905cm" draw:page-number="9" presentation:class="page"/>
          <draw:frame draw:name="Notes Placeholder 2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3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0" draw:style-name="dp1" draw:master-page-name="Title_20_Only" presentation:presentation-page-layout-name="AL2T19" xml:id="id10" draw:id="id10">
        <office:forms form:automatic-focus="false" form:apply-design-mode="false"/>
        <draw:frame draw:style-name="gr4" draw:text-style-name="P17" draw:layer="layout" svg:width="50.181cm" svg:height="38.35cm" svg:x="0.618cm" svg:y="0.229cm">
          <draw:text-box>
            <text:p><text:span text:style-name="T8">Appendix 2 – Data received by query in Appendix 1</text:span></text:p>
            <text:p><text:span text:style-name="T8">The data was saved in a CSV file. <text:s/></text:span></text:p>
            <text:p><text:span text:style-name="T8">Here are the first couple of dozen lines (of <text:s/>561, incl. header)</text:span></text:p>
            <text:p text:style-name="P18"><text:span text:style-name="T10">sensor_type,lat,long,sensor_url</text:span></text:p>
            <text:p text:style-name="P18"><text:span text:style-name="T10">AirTemperature,52.254,-7.18952,https://playground.fiesta-iot.eu/iot-registry/api/resources/56ho0gf8mCdS-o-mUREhhfytOqloa-tNu-l0H2s5VtsQwfhcdFPw2GhBfjjU3WGI4dn_OTvCWqn-uvdwWwhH6lo9ECBzUIXvSxIUoYu57QNsscNKTQfN9_R_E_4gjOKM</text:span></text:p>
            <text:p text:style-name="P18"><text:span text:style-name="T10">AirTemperature,52.254,-7.18952,https://playground.fiesta-iot.eu/iot-registry/api/resources/5FiLUs0aTEC_VcWDJUWBBj07-FhK6CxuPGs4rXaq3awowjwDWJsxvpvFvEVd0wSyxgNdkNr-q1MOyCgI1FnsFLe9KU_xnqVV6ms-oiFW64vj6hnu04VZO7pNd67aTe-x</text:span></text:p>
            <text:p text:style-name="P18"><text:span text:style-name="T10">AirTemperature,52.254,-7.18952,https://playground.fiesta-iot.eu/iot-registry/api/resources/6mPmAjbOpKNVarPLLFFKtqvuNcup8MYi0AClsb_VeB7eLr7mulfITdjQzdCKgW8TdvUmCQTHIx3wF4Yfj718NY3B426zQeMJ-aERuevT872nZOjyoUdhfwWzXFo_GVeM</text:span></text:p>
            <text:p text:style-name="P18"><text:span text:style-name="T10">AirTemperature,52.254,-7.18952,https://playground.fiesta-iot.eu/iot-registry/api/resources/CSO2y2cQU_LnJiz74e6yk_0g9o69PBsPYXK5WOb-x2iJuOSwg5VIVBUlyv-Y1kT2CIaOMfNQiTNOo37o1nygCwhmJV6Fd-ZGeuXkm3XpVP0zqeUcy9BIPh5Ld-A7VV3g</text:span></text:p>
            <text:p text:style-name="P18"><text:span text:style-name="T10">AirTemperature,52.254,-7.18952,https://playground.fiesta-iot.eu/iot-registry/api/resources/KJdQsIGbyjvqUwmU_EJplf4pYFxZBEn1D9kbP8UX6pweGTfra4vmwd3svYj47OWObAUd_SG7wKOTrkYF8Bh2EeX63kbZ41c2ecystlNSbislEji_meb6Or-pfqlwtNUu</text:span></text:p>
            <text:p text:style-name="P18"><text:span text:style-name="T10">AirTemperature,52.254,-7.18952,https://playground.fiesta-iot.eu/iot-registry/api/resources/KdwL6tX9v90f3mDZSPzhLrBf8ugbXSediTRFwd1dZFd-B5X1lBX8wJZMje1XsN6uYNtWSPoJVQohGF1A-Ytqv3dBdNrkFB0bB4521EeqyXhos72w5gVv23YUQojC8lSp</text:span></text:p>
            <text:p text:style-name="P18"><text:span text:style-name="T10">AirTemperature,52.254,-7.18952,https://playground.fiesta-iot.eu/iot-registry/api/resources/MPGM4eJOmLBB5SeVX6E9HWzqC1KjKLg87L48ZVGyU80D77mZXSEcWgck12rs504ierr9BOljDaxpdOJLcQrvP0-4Y30gDxfAje8djalU_5catGYBbPVnO_ewU5SUiH5A</text:span></text:p>
            <text:p text:style-name="P18"><text:span text:style-name="T10">AirTemperature,52.254,-7.18952,https://playground.fiesta-iot.eu/iot-registry/api/resources/MoJbp36FWcoHd09x8yvpGRbdfJ6R6GldhZxpyorDMfeHD7QbdjEUo4JkMOtUwZjxR6bshbpndQFy5vqMSBtCAiUPEAdQ-O5rsBvn36DHFkVoI3tExBnGqkpuFphngBVo</text:span></text:p>
            <text:p text:style-name="P18"><text:span text:style-name="T10">AirTemperature,52.254,-7.18952,https://playground.fiesta-iot.eu/iot-registry/api/resources/O07wufrWNvGVOw-Ax5sLvp4ku3ZBIa0yu9lqTOjkvLVMttKfVjnc2_M4gJE5qrdj85xmC2ggeAvS5JJaPriTsYvAMSazv7A3boJEJ0bbeVDii9BBa0tj3oUUJgRnKmbO</text:span></text:p>
            <text:p text:style-name="P18"><text:span text:style-name="T10">AirTemperature,52.254,-7.18952,https://playground.fiesta-iot.eu/iot-registry/api/resources/ORnt0eFjSUotSgFVOQeHpQthHvjY6vz9_LzOkV-BPkkBmCqZBVASLn8xb0ksAYgzNHl5dAzm0aMxgBuMCbeREB1rx2WLLl4ia9LsGpeejR9podvMrZNeWngN7YK7KMby</text:span></text:p>
            <text:p text:style-name="P18"><text:span text:style-name="T10">AirTemperature,52.254,-7.18952,https://playground.fiesta-iot.eu/iot-registry/api/resources/V1YH-QeIGRfxCIIeINBrn-O2Aq9x2aRslRwrod34VLtizY9h2nUdRI-Y4SjTRqyu-dNuBsh_1JaO8ZBBlwFHDyQ6A7RyUrFxKnYS6SzYXCu8YZ2HqEtaeveNYUSdYIL3</text:span></text:p>
            <text:p text:style-name="P18"><text:span text:style-name="T10">AirTemperature,52.254,-7.18952,https://playground.fiesta-iot.eu/iot-registry/api/resources/VD51grLyIMr1yiyOCd3mhelFzrQ7icP3LU1dYu_b9y4EwoORayCitBucsTn0HCjDm2ZZFgXIzaUPX6e7Pr5P0UOjZ55VPpmYoJw6cmZbobrI-KEpr6moAP7xBFIsHW9-</text:span></text:p>
            <text:p text:style-name="P18"><text:span text:style-name="T10">AirTemperature,52.254,-7.18952,https://playground.fiesta-iot.eu/iot-registry/api/resources/W5du2EJzGl_ewNud-Atl4-2tRokwHzGKpubBb33Kifr5Omtbk16UmJXp_admjA0yu-HHPgroDOzU1tieEMXF5HMBw5oeV8gZcgbHJUAr5RdUi3ChbpBk7lZZC3zCx9aR</text:span></text:p>
            <text:p text:style-name="P18"><text:span text:style-name="T10">AirTemperature,52.254,-7.18952,https://playground.fiesta-iot.eu/iot-registry/api/resources/Xncpa-L5Ra-c8kHgyZo06paZNlSRdXvqZOCeHB5u5guUoq1FsTbFJr2kSqmhv6X_j3Fpv4fa3czTt7rfMSpMNa5osLAp5oVWgNVTZd9YuUWO5FMBT6rL8JKp_c90I7Wb</text:span></text:p>
            <text:p text:style-name="P18"><text:span text:style-name="T10">AirTemperature,52.254,-7.18952,https://playground.fiesta-iot.eu/iot-registry/api/resources/ZC0f9obdrfLNPvu61yiNg3SV6wiezEOAOqJH5rtrecYn8XzYRFSkeo-E3OFpf1wFiqg-RujUmgB8I3IEdZNcLUMmodKR-iiJr8ck1uDmRN3s5VFKUMZ9ffHl3VeYWdzn</text:span></text:p>
            <text:p text:style-name="P18"><text:span text:style-name="T10">AirTemperature,52.254,-7.18952,https://playground.fiesta-iot.eu/iot-registry/api/resources/aG9BmIcSlsu9uHb9HsN7Ac6UaIMwZzzTtLwgf4Q1jybodkcKDEneCOLFxPEDz1-hIqV2S_xXnuYLE1f3mgfmKpyEI0z5OCnBbLTAK_ewv12rKWFFpIH34jn4zJ5fRoqW</text:span></text:p>
            <text:p text:style-name="P18"><text:span text:style-name="T10">AirTemperature,52.254,-7.18952,https://playground.fiesta-iot.eu/iot-registry/api/resources/arb5feLz0hVJmV4khAtxtmU4ZasbTizFCc2Q82WOBeJ7ObPinMfb-5dY9DqA04jHU80nlHBID7O5d7hhyBH5bXDHPzVJMpJ2I8x1Ju3xtr9ri4DYw0XlvyMZk3nyZUU9</text:span></text:p>
            <text:p text:style-name="P18"><text:span text:style-name="T10">AirTemperature,52.254,-7.18952,https://playground.fiesta-iot.eu/iot-registry/api/resources/asHvEiTyhMf9XL0NtzF-7rTIDgmDVdDRcaUaFG0c5g4K4gKtWaRO8a9hOcpaDOSbnJJU83YWyWxuQugti8u3gj3cVL-yQxp3jc2jJ1HTT5EnoxsDQXloR-18W9RWPVtw</text:span></text:p>
            <text:p text:style-name="P18"><text:span text:style-name="T10">AirTemperature,52.254,-7.18952,https://playground.fiesta-iot.eu/iot-registry/api/resources/dfiCZSvOQ4HB4G9A0-574SI98VDa-rHw6XSelqruUR9-SbFZgqdhfZmFIPrcgzZ9S3FUmR0K2qp-Ex1ABBACj0ufT_l2wfV7WkpeJbvJIGDWrNOIEM4tx4_ImLd7IJBz</text:span></text:p>
            <text:p text:style-name="P18"><text:span text:style-name="T10">AirTemperature,52.254,-7.18952,https://playground.fiesta-iot.eu/iot-registry/api/resources/e1cuF-lDGkj65CiuAB_aTBGArbFWGOVK-rmlmP3TRCe3rqxWus42Wl2vO2t3C7yC8YurdoRr8GiWGTpq0mqWyv6-aALa5_gdvNXYR8dOHEDScelrZIHv5ac7fl2kF-AG</text:span></text:p>
            <text:p text:style-name="P18"><text:span text:style-name="T10">AirTemperature,52.254,-7.18952,https://playground.fiesta-iot.eu/iot-registry/api/resources/e4eLyXGHwPuGiMGfiwawteYsr6x7PnHrtgHEMfRJuMabgCxP85yFqte8bRo9UyD4maY2JzUOAjmuHeF3F7ssTYIn2TOiNzKtyWTtjDL-cH76FqBXWC2ftgnelb7ij3FO</text:span></text:p>
            <text:p text:style-name="P18"><text:span text:style-name="T10">AirTemperature,52.254,-7.18952,https://playground.fiesta-iot.eu/iot-registry/api/resources/h1XKw7Nw21R8rtVF1fkeEO0zalYvqXYQr2fIVl9N-o7zxPze_b0MNaWOUE1lFXmMxzgetiHiUEBWyPJmlEzZAShWPGmYukkIp3ov8cfYkPnsFHDa9lbqn-HS7VZCoCUv</text:span></text:p>
            <text:p text:style-name="P18"><text:span text:style-name="T10">AirTemperature,52.254,-7.18952,https://playground.fiesta-iot.eu/iot-registry/api/resources/hR7y4NEgx7tJWb4QdSCI1Gx61m6G2v6GKrpkrvFX0ESmaoY49m02dbNJGxDEbtK5nBJ8Jqkrq2CG4gszLi2MusL4A01IjbsMr-SWXgQAATyFxhTQujF3f4KiLa0uyN8w</text:span></text:p>
            <text:p text:style-name="P18"><text:span text:style-name="T10">AirTemperature,52.254,-7.18952,https://playground.fiesta-iot.eu/iot-registry/api/resources/j7FkMmdJBXBPT6Y8GmcythgkDhRiLFfBlfQOOC3FEVaPGLd28zaiDM_tJ-8-Sl5jbCJGtk__mJmTD7XH7fAEfFckr7Dm6GsBkqlg1B-u_Dquzsh9RpuKdOCX0BFpuzI5</text:span></text:p>
            <text:p text:style-name="P18"><text:span text:style-name="T10">AirTemperature,52.254,-7.18952,https://playground.fiesta-iot.eu/iot-registry/api/resources/koHeE4wfk0y4s-YsggMi6cePW5tV0WQgImq_bWwEhS0ncJy8m6GO6qIW1o52eUrkmSFhBPOaKAoC_TrohyoNnQHMZkyNtt10zdDMo51_yHNjmM5krIBUUZ6F6uhk9Lfl</text:span></text:p>
            <text:p text:style-name="P18"><text:span text:style-name="T10">AirTemperature,52.254,-7.18952,https://playground.fiesta-iot.eu/iot-registry/api/resources/nX2OutLKf0YvalJTF2otd1Yqt6cwlDiP9f0WcD6YgSDuuC6MHCfHhk2N96unEtTOrKe6qwx1Ue4YLeMuwghSWvgMXaNwg7_LtLdV6ScvKzwkPZEOyapTf7xypp86uRQG</text:span></text:p>
            <text:p text:style-name="P18"><text:span text:style-name="T10">AirTemperature,52.254,-7.18952,https://playground.fiesta-iot.eu/iot-registry/api/resources/sCWgNBPXaWwkxHs7VEQodl-kAAJKa7n1erpqTbT_RdQzkaJIFNRvK5HiPMUxxDIqkr3cNYBBBsASLysIwTi8poxIGOnWGli7wAyqh1c3q02hX5S3MZVNuG-zgtVlu97o</text:span></text:p>
            <text:p text:style-name="P18"><text:span text:style-name="T10">AirTemperature,52.254,-7.18952,https://playground.fiesta-iot.eu/iot-registry/api/resources/sXsRGYAh8mX8ZXAvEFlcCu55pVZkdXL_jJojvrO6_6v97Cnncyii5xT8h0eJdGV5j6CUJA2ar5CnsjUa4RRMpDX3Fc8QG20akkpGAMlERYEY4EYje1rzyNylDORhWqj1</text:span></text:p>
            <text:p text:style-name="P18"><text:span text:style-name="T10">AirTemperature,52.254,-7.18952,https://playground.fiesta-iot.eu/iot-registry/api/resources/wuVbNPAfVV4QttJFXJ9H331iu7hOP6CA-oFDKdE_DsHzho2uxOABD9PWCnRRd4RXXQJmvWlIbA-FP6EFRTyI6ohh9H2VPl9MbmpycKFP5VXeMYUfkyZau5Lf4VFDLh_u</text:span></text:p>
            <text:p text:style-name="P18"><text:span text:style-name="T10">AirTemperature,52.254,-7.18952,https://playground.fiesta-iot.eu/iot-registry/api/resources/yMAOmm3zC7HDZUtYCKMx5k4Ti5C5hT7_S9ZHcScvbhRB3DHAZah1-rE65wI5tpb_hTO4Pp6ZofiALNw0P0BIoIZl_c5GE6dPJ7sn--_R2PyIxpFZm36YT0h-7jK3MVHP</text:span></text:p>
            <text:p text:style-name="P18"><text:span text:style-name="T10">AirTemperature,52.254,-7.18952,https://playground.fiesta-iot.eu/iot-registry/api/resources/yc3lci3IcdobHr4oKV_SNYNKOgs-xptxLSYHEKvl4gFoq92zbXxc4M1IL2n50Dw1k5Ki_fVjp5ag5A59hQ6PBq4uCFEOGlDMCjnQD_CgZ2JgFuvfDPX6EpBdX8rk70gE</text:span></text:p>
            <text:p text:style-name="P18"><text:span text:style-name="T10">AirTemperature,52.254,-7.18952,https://playground.fiesta-iot.eu/iot-registry/api/resources/yeBlDF_1pPYNjYwOnTG00JhssXBiZVyN5lHKyqaBx8k5yspBMkpXVUfgpIQ03ufklU8xQrDAmYckZG90zJAgdywKWmJRaif5-hkpdoq2TOxkWBnchNFPWhVh6Apn4Bgc</text:span></text:p>
            <text:p text:style-name="P18"><text:span text:style-name="T10">AirTemperature,52.254,-7.18952,https://playground.fiesta-iot.eu/iot-registry/api/resources/z4eML_qbplF2Psbo77mIwGAXahddakX1GI3MFU7E1MZlRWGPB1ft_u9ENPhcE3crDamLIforhMuZZdBieMG5qQSLBD4I2JdoE35c8bs5QA2qPRwV-UDAP_8fZPu5nt5D</text:span></text:p>
            <text:p text:style-name="P18"><text:span text:style-name="T10"/></text:p>
            <text:p><text:span text:style-name="T11">Note that the sensors were ordered west-east, and that the sensors are (presumably) </text:span></text:p>
            <text:p><text:span text:style-name="T11">registered at the testbed lat/long, so has duplicate lat/long values.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Slide Image Placeholder 1" draw:style-name="gr1" draw:layer="layout" svg:width="12.699cm" svg:height="9.524cm" svg:x="3.175cm" svg:y="1.905cm" draw:page-number="10" presentation:class="page"/>
          <draw:frame draw:name="Notes Placeholder 2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3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1" draw:style-name="dp1" draw:master-page-name="Title_20_Only" presentation:presentation-page-layout-name="AL2T19" xml:id="id11" draw:id="id11">
        <office:forms form:automatic-focus="false" form:apply-design-mode="false"/>
        <draw:frame draw:style-name="gr5" draw:text-style-name="P17" draw:layer="layout" svg:width="20.135cm" svg:height="16.278cm" svg:x="0.618cm" svg:y="0.49cm">
          <draw:text-box>
            <text:p><text:span text:style-name="T8">Appendix 3 – SPARQL query to return sensors’ </text:span></text:p>
            <text:p><text:span text:style-name="T8">IRI &amp; data </text:span></text:p>
            <text:p><text:span text:style-name="T8">for sensor type= {Temperature, AirTemperature, RoomTemperature}</text:span></text:p>
            <text:p><text:span text:style-name="T8"/></text:p>
            <text:p text:style-name="P16"><text:span text:style-name="T9">PREFIX iot-lite: &lt;http://purl.oclc.org/NET/UNIS/fiware/iot-lite#&gt;</text:span></text:p>
            <text:p text:style-name="P16"><text:span text:style-name="T9">PREFIX m3-lite: &lt;http://purl.org/iot/vocab/m3-lite#&gt;</text:span></text:p>
            <text:p text:style-name="P16"><text:span text:style-name="T9">PREFIX ssn: &lt;http://purl.oclc.org/NET/ssnx/ssn#&gt;</text:span></text:p>
            <text:p text:style-name="P16"><text:span text:style-name="T9">PREFIX geo: &lt;http://www.w3.org/2003/01/geo/wgs84_pos#&gt;</text:span></text:p>
            <text:p text:style-name="P16"><text:span text:style-name="T9">PREFIX xsd: &lt;http://www.w3.org/2001/XMLSchema#&gt;</text:span></text:p>
            <text:p text:style-name="P16"><text:span text:style-name="T9">PREFIX rdfs: &lt;http://www.w3.org/2000/01/rdf-schema#&gt;</text:span></text:p>
            <text:p text:style-name="P16"><text:span text:style-name="T9">PREFIX dul: <text:s/>&lt;http://www.loa.istc.cnr.it/ontologies/DUL.owl#&gt;</text:span></text:p>
            <text:p text:style-name="P16"><text:span text:style-name="T9">PREFIX time: &lt;http://www.w3.org/2006/time#&gt;</text:span></text:p>
            <text:p text:style-name="P16"><text:span text:style-name="T9">PREFIX sics: &lt;http://smart-ics.ee.surrey.ac.uk/fiesta-iot#&gt;</text:span></text:p>
            <text:p text:style-name="P16"><text:span text:style-name="T9">PREFIX rdf: &lt;http://www.w3.org/1999/02/22-rdf-syntax-ns#&gt;</text:span></text:p>
            <text:p text:style-name="P16"><text:span text:style-name="T9">SELECT ?sensingDevice ?dateTime ?dataValue</text:span></text:p>
            <text:p text:style-name="P16"><text:span text:style-name="T9">WHERE {</text:span></text:p>
            <text:p text:style-name="P16"><text:span text:style-name="T9">?sensingDevice iot-lite:hasQuantityKind/rdf:type ?qk .</text:span></text:p>
            <text:p text:style-name="P16"><text:span text:style-name="T9">values ?qk {m3-lite:Temperature m3-lite:AirTemperature m3-lite:RoomTemperature} .</text:span></text:p>
            <text:p text:style-name="P16"><text:span text:style-name="T9">?sensingDevice ssn:madeObservation ?obs .</text:span></text:p>
            <text:p text:style-name="P16"><text:span text:style-name="T9">?obs ssn:observationSamplingTime ?instant .</text:span></text:p>
            <text:p text:style-name="P16"><text:span text:style-name="T9">?instant time:inXSDDateTime ?dateTime .</text:span></text:p>
            <text:p text:style-name="P16"><text:span text:style-name="T9">?obs ssn:observationResult ?sensorResult .</text:span></text:p>
            <text:p text:style-name="P16"><text:span text:style-name="T9">?sensorResult ssn:hasValue ?obsVal .</text:span></text:p>
            <text:p text:style-name="P16"><text:span text:style-name="T9">?obsVal dul:hasDataValue ?dataValue .</text:span></text:p>
            <text:p text:style-name="P16"><text:span text:style-name="T9">FILTER (</text:span></text:p>
            <text:p text:style-name="P16"><text:span text:style-name="T9"><text:s text:c="2"/></text:span><text:span text:style-name="T9">( xsd:dateTime(?dateTime) &gt; xsd:dateTime("2018-02-01T00:00:00Z")) </text:span></text:p>
            <text:p text:style-name="P16"><text:span text:style-name="T9"><text:s text:c="2"/></text:span><text:span text:style-name="T9">&amp;&amp; <text:s/>( xsd:dateTime(?dateTime) &lt; xsd:dateTime("2018-02-01T05:59:00Z")) </text:span></text:p>
            <text:p text:style-name="P16"><text:span text:style-name="T9">) .</text:span></text:p>
            <text:p text:style-name="P16"><text:span text:style-name="T9">}</text:span></text:p>
            <text:p text:style-name="P16"><text:span text:style-name="T9">ORDER BY ASC(?dateTime)</text:span></text:p>
            <text:p text:style-name="P16"><text:span text:style-name="T9"/></text:p>
            <text:p text:style-name="P16"><text:span text:style-name="T9"/></text:p>
            <text:p><text:span text:style-name="T11">N.B. this would have to be accompanied by query string:</text:span></text:p>
            <text:p text:style-name="P16"><text:span text:style-name="T9"/></text:p>
            <text:p text:style-name="P16"><text:span text:style-name="T12">?from=201802010000&amp;to=20180201055900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Slide Image Placeholder 1" draw:style-name="gr1" draw:layer="layout" svg:width="12.699cm" svg:height="9.524cm" svg:x="3.175cm" svg:y="1.905cm" draw:page-number="11" presentation:class="page"/>
          <draw:frame draw:name="Notes Placeholder 2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3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2" draw:style-name="dp1" draw:master-page-name="Title_20_Only" presentation:presentation-page-layout-name="AL2T19" xml:id="id12" draw:id="id12">
        <office:forms form:automatic-focus="false" form:apply-design-mode="false"/>
        <draw:frame draw:style-name="gr6" draw:text-style-name="P17" draw:layer="layout" svg:width="50.181cm" svg:height="38.35cm" svg:x="0.618cm" svg:y="0.229cm">
          <draw:text-box>
            <text:p><text:span text:style-name="T8">Appendix 4 – Data received by query in Appendix 3</text:span></text:p>
            <text:p><text:span text:style-name="T8">The data was saved in a CSV file. <text:s/></text:span></text:p>
            <text:p><text:span text:style-name="T8">Here are the first couple of dozen lines (of <text:s/>1042, incl. header)</text:span></text:p>
            <text:p text:style-name="P18"><text:span text:style-name="T10"/></text:p>
            <text:p text:style-name="P19"><text:span text:style-name="T10">date_time,temperature,sensor_url</text:span></text:p>
            <text:p text:style-name="P19"><text:span text:style-name="T10">2018-02-01T00:24:27Z,-1.0,https://playground.fiesta-iot.eu/iot-registry/api/resources/ycaL868TbC6S-vCveJQHNLHlEgEPzF-qKAcVMavbTaIFmPOrh7dOX-KZ2INyST1Bz2UCwSKbLbbRinj6FbfzyQ==</text:span></text:p>
            <text:p text:style-name="P19"><text:span text:style-name="T10">2018-02-01T00:28:49.943Z,22.35,https://playground.fiesta-iot.eu/iot-registry/api/resources/Huksuaia4wMd2SmtlomvLkIPfY0bhN3Pq7ak90SO0ANVlZmo47RnZcXrgrweHYly5bI8q1IXQrd-j3KtX5UeKeZ_2L-4nnnqb16vNFFbet4=</text:span></text:p>
            <text:p text:style-name="P19"><text:span text:style-name="T10">2018-02-01T00:29:04.248Z,20.05,https://playground.fiesta-iot.eu/iot-registry/api/resources/Lj1AluDjOHt5ibo_KgVRKb-TwOlBixbpbpSh6aKAMcNj9amyId-os9HwL-O3ZKCNSyVb1rHZCw3v55nth2IG9PvrMzNuED4Wz-xmZFmbbPE=</text:span></text:p>
            <text:p text:style-name="P19"><text:span text:style-name="T10">2018-02-01T00:29:23Z,-1.0,https://playground.fiesta-iot.eu/iot-registry/api/resources/h4jfI9BstLiCnq7VakOCAc_tYENmu1oncOfTgS4OitY5lzxhQy4K3CzkFzEcKQN2_TuA0ChN6Bhl87zfxYcPZg==</text:span></text:p>
            <text:p text:style-name="P19"><text:span text:style-name="T10">2018-02-01T00:29:46Z,-1.0,https://playground.fiesta-iot.eu/iot-registry/api/resources/IBpnmFFrB0LcVmcz6gHTE88_bFwS7Uzj914F7pfE9FhtGTivnyb31Eo3WjbD2v_iFWYIBDGiSz6U0vz3Qvi0lQ==</text:span></text:p>
            <text:p text:style-name="P19"><text:span text:style-name="T10">2018-02-01T00:29:46.364Z,5.74,https://playground.fiesta-iot.eu/iot-registry/api/resources/XrGos2wFKHqgNQLcEKN45oXPmz46iiJlVdzjNWQuAiZhaiFtdBjv8ZpBqV6II2USaUXK8CIXqL2DUqNBIV3BdErgaLV5edZTBZQgLSww3QE=</text:span></text:p>
            <text:p text:style-name="P19"><text:span text:style-name="T10">2018-02-01T00:30:09Z,-1.0,https://playground.fiesta-iot.eu/iot-registry/api/resources/IBpnmFFrB0LcVmcz6gHTE88_bFwS7Uzj914F7pfE9FhtGTivnyb31Eo3WjbD2v_iFWYIBDGiSz6U0vz3Qvi0lQ==</text:span></text:p>
            <text:p text:style-name="P19"><text:span text:style-name="T10">2018-02-01T00:31:09.611Z,7.59,https://playground.fiesta-iot.eu/iot-registry/api/resources/UQ3ntuvhadCnxNROiCAODjjv_6MgNnDTQQbZGtdU6PLRAXP0eYRc7wkIawseJU0IBnaoV-aUlYCTD0pzHTNAavYa-37EuEaRTZ9j21UoCTc=</text:span></text:p>
            <text:p text:style-name="P19"><text:span text:style-name="T10">2018-02-01T00:33:03.118Z,6.61,https://playground.fiesta-iot.eu/iot-registry/api/resources/zvx-aKPDaoJEtOMXkP6CjiEfSUctDmFAZTZ6mbo715WMYiG0mh-yiV0O5Kvkd8x7eVwrY4xTAzNK8GQoPRa1wPgZ2-6Zh0n0gGyAld13Xkg=</text:span></text:p>
            <text:p text:style-name="P19"><text:span text:style-name="T10">2018-02-01T00:34:07.531Z,21.67,https://playground.fiesta-iot.eu/iot-registry/api/resources/ldwjmmqo4_6-RQVCIutKqxzvuhdHlMKapA5GYbJYYyGmHvAke4u7h9QoNQfMZOoTgjYWGuIs2Hawo4Ias7mT8s1rJMFwPjoj_GM58F4it7k=</text:span></text:p>
            <text:p text:style-name="P19"><text:span text:style-name="T10">2018-02-01T00:34:26.818Z,21.55,https://playground.fiesta-iot.eu/iot-registry/api/resources/xjH8D9gqsPAeEWXONlQDhTLpAzqI1tCnwGvD5ENx3LE_AZPpKrcIvlLZ7UMX1PfZ379PwT5DaudylRQ7_JpWVYJgViGWIfX0vyRF_bL6lE4=</text:span></text:p>
            <text:p text:style-name="P19"><text:span text:style-name="T10">2018-02-01T00:34:33Z,-1.0,https://playground.fiesta-iot.eu/iot-registry/api/resources/ycaL868TbC6S-vCveJQHNLHlEgEPzF-qKAcVMavbTaIFmPOrh7dOX-KZ2INyST1Bz2UCwSKbLbbRinj6FbfzyQ==</text:span></text:p>
            <text:p text:style-name="P19"><text:span text:style-name="T10">2018-02-01T00:34:40.529Z,21.46,https://playground.fiesta-iot.eu/iot-registry/api/resources/k5-3_gp4a1LlLj7NbkXE-fBYTaD0V5kmZuFAKU_XiCWVnUoDcTEYmHZbkE0s9qmNO2HPr2m_WUPIOwG-jBgadbxqgM7jIbFK4tBX2wvxV8M=</text:span></text:p>
            <text:p text:style-name="P19"><text:span text:style-name="T10">2018-02-01T00:35:20.923Z,8.89,https://playground.fiesta-iot.eu/iot-registry/api/resources/WVGtk1ZC4OxaH_BHPSfxC1z6Wi-Z2GHNtkYkN1ptENcU5bIHXNeK1lwdpxe9M2AOTnq41ngPqtn4e4JkPNw23DkwLytWe2i6E6Rbu046sD0=</text:span></text:p>
            <text:p text:style-name="P19"><text:span text:style-name="T10">2018-02-01T00:35:34.305Z,9.0,https://playground.fiesta-iot.eu/iot-registry/api/resources/aBoBSHS2G68KCxy0doVObHQLK7fEt5rulonMAr_iHZr6nvt78Ap7weV6tgi1JYuJ_ukj52SkueCqnf700rlqegVCO8Nv5XM_6Y4MOyUKPUs=</text:span></text:p>
            <text:p text:style-name="P19"><text:span text:style-name="T10">2018-02-01T00:35:36.912Z,10.29,https://playground.fiesta-iot.eu/iot-registry/api/resources/uwe4yEl2qghnPE286pM6seQKkJB-nntwCCbefZWkuAss14rKh3LZljT7sIdHRk3rz0cpjQnqETtJn9i_q0zSWS85Dl3TsWHiROtvuAkkGQE=</text:span></text:p>
            <text:p text:style-name="P19"><text:span text:style-name="T10">2018-02-01T00:35:39.107Z,20.97,https://playground.fiesta-iot.eu/iot-registry/api/resources/Oe_LatRN6DwZC8lgdm3-SekT2RfKiX_WQ894cNjixsgUkZScXPqrr-U3yHvqm_OeGyJaSoX4O1Ha8oIhXt-mtNIukZ3GjrdK_PuplwUFkzY=</text:span></text:p>
            <text:p text:style-name="P19"><text:span text:style-name="T10">2018-02-01T00:35:41.621Z,21.29,https://playground.fiesta-iot.eu/iot-registry/api/resources/JvoKClsLoq-92G5bfBLD0xYKjTOIXZwr2WD9uM0ug2QGEnYk2Qj3eg_Zf5NbnamwJPXAEW3GFRu9KUBEh2kWVfGtM1PzslOVZxY4Wlp0MRM=</text:span></text:p>
            <text:p text:style-name="P19"><text:span text:style-name="T10">2018-02-01T00:35:51.024Z,10.52,https://playground.fiesta-iot.eu/iot-registry/api/resources/xZdgQgFFRNS5x9WGREgJUYHz3_UCZxhASymTI8d9Fsen_eOtjpPMUWjb_q9CoNU0GAlaCKdjYg3hxtISyrFsJTsjlopiE5btA3GpBLSAElQ=</text:span></text:p>
            <text:p text:style-name="P19"><text:span text:style-name="T10">2018-02-01T00:35:57.037Z,8.63,https://playground.fiesta-iot.eu/iot-registry/api/resources/FQTqx4w__wpO1iEav6H0CnQfOBUZSkhgtOokOc0hs08MXR1_WKPFd1WKEONSlPLp3RUOzvU4IkHtjpYHOtG5xPWB37uvMdxL11P9zIg7PDc=</text:span></text:p>
            <text:p text:style-name="P19"><text:span text:style-name="T10">2018-02-01T00:36:00.992Z,21.75,https://playground.fiesta-iot.eu/iot-registry/api/resources/qDUxV6xhDT4qzkvLfeKcI7DnLcj_BVl0w7EwRcfttbZQIFqkbapfwcMeu0LxTPsm3-jh5SChl0ay4jeMrHkSwXLxONQaiSA4wy67YUqqidM=</text:span></text:p>
            <text:p text:style-name="P19"><text:span text:style-name="T10">2018-02-01T00:36:03.275Z,18.92,https://playground.fiesta-iot.eu/iot-registry/api/resources/niZu82TrdAK4UajvUcY4d4crqGNfJ-bMdFyCE_wneKRdYSiUcnVv7cfvRt8XCdU6KfudEW6fyab_poOGC0X7PdkMDhufZEAFDW14LzSqKZM=</text:span></text:p>
            <text:p text:style-name="P19"><text:span text:style-name="T10">2018-02-01T00:36:04.853Z,19.38,</text:span><text:span text:style-name="T10"><text:a xlink:href="https://playground.fiesta-iot.eu/iot-registry/api/resources/LoCrpHs5VICrUfwp9Jbc_49GH4sKUbSXAkWDn-2tADQnzlP760SdVaE5k-zIPEP3zSV1bF98ZK4g9DjwAnuAJpTiYgvoH1L6m4VU742thH8" xlink:type="simple">https://playground.fiesta-iot.eu/iot-registry/api/resources/LoCrpHs5VICrUfwp9Jbc_49GH4sKUbSXAkWDn-2tADQnzlP760SdVaE5k-zIPEP3zSV1bF98ZK4g9DjwAnuAJpTiYgvoH1L6m4VU742thH8</text:a></text:span><text:span text:style-name="T10">=</text:span></text:p>
            <text:p text:style-name="P19"><text:span text:style-name="T10"/></text:p>
            <text:p text:style-name="P19"><text:span text:style-name="T10"/></text:p>
            <text:p text:style-name="P19"><text:span text:style-name="T10"/></text:p>
            <text:p text:style-name="P19"><text:span text:style-name="T10"/></text:p>
            <text:p text:style-name="P19"><text:span text:style-name="T10"/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Slide Image Placeholder 1" draw:style-name="gr1" draw:layer="layout" svg:width="12.699cm" svg:height="9.524cm" svg:x="3.175cm" svg:y="1.905cm" draw:page-number="12" presentation:class="page"/>
          <draw:frame draw:name="Notes Placeholder 2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3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fill-image draw:name="msFillBitmap_20_1" draw:display-name="msFillBitmap 1" xlink:href="Pictures/10000000000003C0000002D05C68BB8578113ED8.jpg" xlink:type="simple" xlink:show="embed" xlink:actuate="onLoad"/>
    <draw:fill-image draw:name="msFillBitmap_20_2" draw:display-name="msFillBitmap 2" xlink:href="Pictures/10000000000003C0000002D05C68BB8578113ED8.jpg" xlink:type="simple" xlink:show="embed" xlink:actuate="onLoad"/>
    <draw:fill-image draw:name="msFillBitmap_20_3" draw:display-name="msFillBitmap 3" xlink:href="Pictures/10000000000003C0000002D05C68BB8578113ED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top="0cm" fo:margin-bottom="0.4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top="0cm" fo:margin-bottom="0.3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top="0cm" fo:margin-bottom="0.2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cm" fo:margin-bottom="0.1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cm" fo:margin-bottom="0.1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cm" fo:margin-bottom="0.1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cm" fo:margin-bottom="0.1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cm" fo:margin-bottom="0.1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cm" fo:margin-bottom="0.4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cm" fo:margin-bottom="0.3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cm" fo:margin-bottom="0.2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1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5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6" style:family="presentation" style:parent-style-name="_31__5f_Title_20_and_20_Content-backgroundobjects">
      <style:graphic-properties draw:stroke="none" draw:fill="none" draw:fill-color="#ffffff" draw:auto-grow-height="false" fo:min-height="1.27cm"/>
    </style:style>
    <style:style style:name="Mpr7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itle_20_Only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text-indent="0cm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b9" style:text-line-through-style="none" style:text-line-through-type="none" style:text-position="0% 100%" style:font-name="Calibri" fo:font-size="54pt" fo:letter-spacing="-0.052cm" fo:font-style="normal" style:text-underline-style="none" fo:font-weight="norm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MT3" style:family="text">
      <style:text-properties fo:font-variant="normal" fo:text-transform="none" fo:color="#ffffb9" style:text-line-through-style="none" style:text-line-through-type="none" style:text-position="0% 100%" style:font-name="Calibri" fo:font-size="48pt" fo:letter-spacing="-0.052cm" fo:font-style="normal" style:text-underline-style="none" fo:font-weight="norm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338cm" svg:height="4.231cm" svg:x="2.028cm" svg:y="5.292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2">
      <draw:frame draw:name="Title 1" presentation:style-name="Mpr4" draw:text-style-name="MP7" draw:layer="backgroundobjects" svg:width="23.282cm" svg:height="1.846cm" svg:x="1.058cm" svg:y="0.639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Text Placeholder 5" presentation:style-name="Mpr5" draw:text-style-name="MP11" draw:layer="backgroundobjects" svg:width="23.282cm" svg:height="6.14cm" svg:x="1.058cm" svg:y="3.921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9"><text:span text:style-name="MT4">Seventh Outline LevelEdit Master text styles</text:span></text:p>
                                      <text:list>
                                        <text:list-item>
                                          <text:p text:style-name="MP9"><text:span text:style-name="MT5">Second level</text:span></text:p>
                                          <text:list>
                                            <text:list-item>
                                              <text:p text:style-name="MP9"><text:span text:style-name="MT6">Third level</text:span></text:p>
                                              <text:list>
                                                <text:list-item>
                                                  <text:p text:style-name="MP10"><text:span text:style-name="MT6">Fourth level</text:span></text:p>
                                                </text:list-item>
                                                <text:list-item>
                                                  <text:p text:style-name="MP10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Title_20_and_20_Content-title" draw:layer="backgroundobjects" svg:width="12.699cm" svg:height="9.524cm" svg:x="3.175cm" svg:y="1.93cm" presentation:class="page"/>
        <draw:frame presentation:style-name="_31__5f_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3">
      <draw:frame draw:name="Title 1" presentation:style-name="Mpr8" draw:text-style-name="MP7" draw:layer="backgroundobjects" svg:width="23.282cm" svg:height="1.846cm" svg:x="1.058cm" svg:y="0.639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DMM 2017 24 Hours Hackathon</dc:title>
    <meta:initial-creator>Chang, Wo L (Fed)</meta:initial-creator>
    <meta:editing-cycles>19</meta:editing-cycles>
    <meta:creation-date>2017-12-11T03:22:20</meta:creation-date>
    <dc:date>2018-03-23T16:39:27.246588201</dc:date>
    <meta:editing-duration>PT1H33M11S</meta:editing-duration>
    <meta:generator>LibreOffice/6.0.2.1$Linux_X86_64 LibreOffice_project/f7f06a8f319e4b62f9bc5095aa112a65d2f3ac89</meta:generator>
    <meta:document-statistic meta:object-count="11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user-defined meta:name="_TemplateID" meta:value-type="string">TC102867789990</meta:user-defined>
    <meta:template xlink:type="simple" xlink:actuate="onRequest" xlink:title="Sample presentation slides (Teal feathered clouds design)" xlink:href=""/>
  </office:meta>
</office:document-meta>
</file>